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>
            <text:p>Current Rating (A)</text:p>
          </table:table-cell>
          <table:table-cell table:style-name="ce2" office:value-type="string" calcext:value-type="string">
            <text:p>Maintenance plug connector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Item mass (g)</text:p>
          </table:table-cell>
          <table:table-cell table:number-columns-repeated="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5.11" calcext:value-type="float">
            <text:p>45.11</text:p>
          </table:table-cell>
          <table:table-cell table:number-columns-repeated="13"/>
          <table:table-cell table:style-name="ce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5.436" calcext:value-type="float">
            <text:p>65.43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1.151" calcext:value-type="float">
            <text:p>81.151</text:p>
          </table:table-cell>
          <table:table-cell table:number-columns-repeated="1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4.113" calcext:value-type="float">
            <text:p>104.113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Cable Area</text:p>
          </table:table-cell>
          <table:table-cell office:value-type="string" calcext:value-type="string">
            <office:annotation draw:style-name="gr1" svg:width="1.1413in" svg:height="0.7083in" svg:x="4.0917in" svg:y="0.9276in" draw:caption-point-x="-0.2402in" draw:caption-point-y="0.5945in">
              <dc:creator>Unknown Author</dc:creator>
              <dc:date>2026-02-14T18:28:07.35505</dc:date>
              <text:p>At 85c</text:p>
            </office:annotation>
            <text:p>Current Rating (A)</text:p>
          </table:table-cell>
          <table:table-cell office:value-type="string" calcext:value-type="string">
            <text:p>Mass per length (g/m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ttps://www.eurotechdirect.com/product/fhl2g-1x25/?srsltid=AfmBOor1ad4Mg44tRbM9X6Z8tNHnVUlNQvsXkz3VSoH-S1h-wAoQyUMU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ttps://www.elandcables.com/media/410dirac/fhl2g-cable-datasheet.pdf</text:p>
          </table:table-cell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ttps://www.elandcables.com/media/410dirac/fhl2g-cable-datasheet.pdf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ttps://www.hilltop-products.co.uk/media/32064808_70MM_FHL2G.pdf?srsltid=AfmBOorAfrqE2T_zut4XWFXKNTCOTVLe-TsyvIrfRDopP3icAGmUdLbv</text:p>
          </table:table-cell>
          <table:table-cell office:value-type="float" office:value="70" calcext:value-type="float">
            <text:p>70</text:p>
          </table:table-cell>
          <table:table-cell office:value-type="float" office:value="525" calcext:value-type="float">
            <text:p>525</text:p>
          </table:table-cell>
          <table:table-cell office:value-type="float" office:value="715" calcext:value-type="float">
            <text:p>71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7:48:52.703723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9:46.025892915</meta:creation-date>
    <meta:editing-duration>PT1H10M24S</meta:editing-duration>
    <meta:editing-cycles>4</meta:editing-cycles>
    <meta:generator>LibreOffice/25.8.4.2$Linux_X86_64 LibreOffice_project/0366609b1de41a39e1896ae41e33c673f2a73802</meta:generator>
    <dc:date>2026-02-14T19:33:46.604082042</dc:date>
    <meta:document-statistic meta:table-count="1" meta:cell-count="31" meta:object-count="0"/>
  </office:meta>
</office:document-meta>
</file>